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text-properties officeooo:rsid="0004b549" officeooo:paragraph-rsid="0004b549"/>
    </style:style>
    <style:style style:name="T1" style:family="text">
      <style:text-properties officeooo:rsid="000539f7"/>
    </style:style>
    <style:style style:name="T2" style:family="text">
      <style:text-properties officeooo:rsid="0009d05f"/>
    </style:style>
    <style:style style:name="T3" style:family="text">
      <style:text-properties fo:font-weight="bold" style:font-weight-asian="bold" style:font-weight-complex="bold"/>
    </style:style>
    <style:style style:name="T4" style:family="text">
      <style:text-properties fo:font-weight="bold" officeooo:rsid="000b1f4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b1f4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zinga Gamble</text:p>
      <text:p text:style-name="P1"><text:span text:style-name="T5">CS: 3</text:span><text:span text:style-name="T6">60</text:span><text:span text:style-name="T5">/</text:span> Software Engineering</text:p>
      <text:p text:style-name="P1">Dr. Zavala</text:p>
      <text:p text:style-name="P1"><text:span text:style-name="T5">hmwk </text:span>10</text:p>
      <text:p text:style-name="P1"><text:tab/></text:p>
      <text:p text:style-name="P1"><text:tab/>my name is Nzinga Gamble, I am a senior CS major, and I like all aspects of computer science, because I like solving problems, but prefer data <text:span text:style-name="T2">analysis</text:span> <text:span text:style-name="T1">and data structures. I have worked on projects like yolo(you only look once) is an object detection tool <text:s/>that detecs objects in images) where I download the files in the terminal, google images, and the tool detecs objects in the images and labels them. Also to detect and label two different objects in the same image for example label the image of a bird and a cat. The NLTK project which is downloading these text to speech sythizer files in the terminal environment where you type a name of something and the computer says what it is(a natural language tool kit). I am <text:s/>learning, also building on developing skills in Sql, Java, Python, Oracle, and HTML languages. <text:s/>I also did research with Dr. Box on the environment on Mars. <text:s/>(Which included determining the tempetature at different seasons, and dust, water particles on that planet). Apart from my major l like to mentor and encourage others to have an interest in computer science to include it also in their major and other aspects of their lives, (I have encouraged, and invited a math major and two CS students to code as a group) and so I often speak about the importance of coding. I play Tennis, the piano, and have an interest in other musical instruments, I like traveling, and speaking to and encouraging young children in their <text:s/>endeav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9:45:08.628904817</meta:creation-date>
    <dc:date>2018-05-24T12:36:14.836249526</dc:date>
    <meta:editing-duration>PT31M5S</meta:editing-duration>
    <meta:editing-cycles>5</meta:editing-cycles>
    <meta:generator>LibreOffice/5.3.6.1$Linux_X86_64 LibreOffice_project/30$Build-1</meta:generator>
    <meta:document-statistic meta:table-count="0" meta:image-count="0" meta:object-count="0" meta:page-count="1" meta:paragraph-count="6" meta:word-count="266" meta:character-count="1522" meta:non-whitespace-character-count="1254"/>
  </office:meta>
</office:document-meta>
</file>